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38b60" officeooo:paragraph-rsid="00038b60"/>
    </style:style>
    <style:style style:name="P2" style:family="paragraph" style:parent-style-name="Standard">
      <style:text-properties fo:language="en" fo:country="US" officeooo:rsid="00038b60" officeooo:paragraph-rsid="000d6d5b"/>
    </style:style>
    <style:style style:name="P3" style:family="paragraph" style:parent-style-name="Standard">
      <style:text-properties fo:language="en" fo:country="US" officeooo:rsid="00051f68" officeooo:paragraph-rsid="00051f68"/>
    </style:style>
    <style:style style:name="P4" style:family="paragraph" style:parent-style-name="Standard">
      <style:text-properties fo:language="en" fo:country="US" officeooo:rsid="0008a03c" officeooo:paragraph-rsid="0008a03c"/>
    </style:style>
    <style:style style:name="T1" style:family="text">
      <style:text-properties officeooo:rsid="00051f68"/>
    </style:style>
    <style:style style:name="T2" style:family="text">
      <style:text-properties officeooo:rsid="00060d85"/>
    </style:style>
    <style:style style:name="T3" style:family="text">
      <style:text-properties officeooo:rsid="00098196"/>
    </style:style>
    <style:style style:name="T4" style:family="text">
      <style:text-properties officeooo:rsid="000b7254"/>
    </style:style>
    <style:style style:name="T5" style:family="text">
      <style:text-properties officeooo:rsid="000d6d5b"/>
    </style:style>
    <style:style style:name="T6" style:family="text">
      <style:text-properties officeooo:rsid="000e51a4"/>
    </style:style>
    <style:style style:name="T7" style:family="text">
      <style:text-properties officeooo:rsid="001013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 sur mon sujet : </text:p>
      <text:p text:style-name="P1">lab-grown meat → meat produce without killing an animal thanks to advances in biotechnology.</text:p>
      <text:p text:style-name="P1">They produce lab-grown muscle tissue from animals stem cells.</text:p>
      <text:p text:style-name="P1"/>
      <text:p text:style-name="P1">Research began in 1990 but really took off in 2013 when a lab-grown cow muscle fibres was eaten in live at press conference</text:p>
      <text:p text:style-name="P1"/>
      <text:p text:style-name="P1">Singapore is the first country to approve the sale of lab-grown chicken <text:span text:style-name="T1">in December 2020.</text:span></text:p>
      <text:p text:style-name="P1"/>
      <text:p text:style-name="P3">One of the problem with lab-grown meat is the price. Actually it’s a premium product which is very expensive.</text:p>
      <text:p text:style-name="P3">Other problem is we don’t know how it will work when these technologies are produced at larger scales. Current research has predicted that the process will involve <text:span text:style-name="T2">high</text:span> energy use due to things like keeping the cell warm as they grow, exercise the cell, clean bioreactors...</text:p>
      <text:p text:style-name="P3">Actually a quarter of global greenhouse gas emissions come from food, by stopping to eat real meat and eat lab-grown meat will totally reduce our greenhouse gas emissions</text:p>
      <text:p text:style-name="P3">It also contribute to less deforestation in the world because we won’t have to create more and more farm to feed these animals.</text:p>
      <text:p text:style-name="P3"/>
      <text:p text:style-name="P4">Lab-grown meat isn’t artificial food, they’re made with cell from animals.</text:p>
      <text:p text:style-name="P4"/>
      <text:p text:style-name="P4">Lab-<text:span text:style-name="T3">grown will also help by avoiding </text:span><text:span text:style-name="T4">pandemics. For example with covid19 we are almost sure that <text:s/>this virus come from an animals. Farmed and caged wil</text:span><text:span text:style-name="T5">d</text:span><text:span text:style-name="T4"> animals create the perfect breeding ground for zoonotic diseases.</text:span></text:p>
      <text:p text:style-name="P3"/>
      <text:p text:style-name="P1">Question a posé :</text:p>
      <text:p text:style-name="P1"/>
      <text:p text:style-name="P1">- <text:span text:style-name="T6">What is the ecological solution that you have studied ?</text:span></text:p>
      <text:p text:style-name="P1">- <text:span text:style-name="T6">What does this consist of ?</text:span></text:p>
      <text:p text:style-name="P2">- <text:span text:style-name="T6">What does it improve ecologically ?</text:span></text:p>
      <text:p text:style-name="P1">- <text:span text:style-name="T6">How long has this solution been used ?</text:span></text:p>
      <text:p text:style-name="P1">- <text:span text:style-name="T7">Do you think this solution can be sustainable over time or that it will have to change ?</text:span></text:p>
      <text:p text:style-name="P1">- What are the negatives?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5T10:58:09.342000000</meta:creation-date>
    <meta:generator>LibreOffice/7.0.4.2$Windows_X86_64 LibreOffice_project/dcf040e67528d9187c66b2379df5ea4407429775</meta:generator>
    <dc:date>2021-04-25T14:31:22.904000000</dc:date>
    <meta:editing-duration>PT2H44M12S</meta:editing-duration>
    <meta:editing-cycles>7</meta:editing-cycles>
    <meta:document-statistic meta:table-count="0" meta:image-count="0" meta:object-count="0" meta:page-count="1" meta:paragraph-count="18" meta:word-count="290" meta:character-count="1653" meta:non-whitespace-character-count="1379"/>
  </office:meta>
</office:document-meta>
</file>